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2" style:parent-style-name="Normal" style:family="paragraph">
      <style:paragraph-properties fo:margin-bottom="0in" fo:line-height="100%" fo:background-color="#F5F5F5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3" style:parent-style-name="Normal" style:family="paragraph">
      <style:paragraph-properties fo:text-align="center" fo:margin-bottom="0in" fo:line-height="100%"/>
    </style:style>
    <style:style style:name="T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FF8000" fo:font-size="18pt" style:font-size-asian="18pt" style:font-size-complex="18pt" style:language-asian="fr" style:country-asian="FR"/>
    </style:style>
    <style:style style:name="P5" style:parent-style-name="Normal" style:family="paragraph">
      <style:paragraph-properties fo:text-align="center" fo:margin-bottom="0in" fo:line-height="100%"/>
    </style:style>
    <style:style style:name="T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3.5pt" style:font-size-asian="13.5pt" style:font-size-complex="13.5pt" style:language-asian="fr" style:country-asian="FR"/>
    </style:style>
    <style:style style:name="T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FF8000" fo:font-size="13.5pt" style:font-size-asian="13.5pt" style:font-size-complex="13.5pt" style:language-asian="fr" style:country-asian="FR"/>
    </style:style>
    <style:style style:name="T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3.5pt" style:font-size-asian="13.5pt" style:font-size-complex="13.5pt" style:language-asian="fr" style:country-asian="FR"/>
    </style:style>
    <style:style style:name="T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FF8000" fo:font-size="13.5pt" style:font-size-asian="13.5pt" style:font-size-complex="13.5pt" style:language-asian="fr" style:country-asian="FR"/>
    </style:style>
    <style:style style:name="T1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3.5pt" style:font-size-asian="13.5pt" style:font-size-complex="13.5pt" style:language-asian="fr" style:country-asian="FR"/>
    </style:style>
    <style:style style:name="P11" style:parent-style-name="Normal" style:family="paragraph">
      <style:paragraph-properties fo:text-align="center" fo:margin-bottom="0in" fo:line-height="100%"/>
    </style:style>
    <style:style style:name="T1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FF" fo:font-size="36pt" style:font-size-asian="36pt" style:font-size-complex="36pt" style:language-asian="fr" style:country-asian="FR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8000" fo:font-size="18pt" style:font-size-asian="18pt" style:font-size-complex="18pt" style:language-asian="fr" style:country-asian="FR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8000" fo:font-size="18pt" style:font-size-asian="18pt" style:font-size-complex="18pt" style:language-asian="fr" style:country-asian="FR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8000" fo:font-size="18pt" style:font-size-asian="18pt" style:font-size-complex="18pt" style:language-asian="fr" style:country-asian="FR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8000" fo:font-size="18pt" style:font-size-asian="18pt" style:font-size-complex="18pt" style:language-asian="fr" style:country-asian="FR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8pt" style:font-size-asian="18pt" style:font-size-complex="18pt" style:language-asian="fr" style:country-asian="FR"/>
    </style:style>
    <style:style style:name="T2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FF8040" fo:font-size="18pt" style:font-size-asian="18pt" style:font-size-complex="18pt" style:language-asian="fr" style:country-asian="FR"/>
    </style:style>
    <style:style style:name="T2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8pt" style:font-size-asian="18pt" style:font-size-complex="18pt" style:language-asian="fr" style:country-asian="FR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text-align="center" fo:margin-bottom="0in" fo:line-height="100%"/>
    </style:style>
    <style:style style:name="T2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FF8000" fo:font-size="24pt" style:font-size-asian="24pt" style:font-size-complex="24pt" style:language-asian="fr" style:country-asian="FR"/>
    </style:style>
    <style:style style:name="P29" style:parent-style-name="Normal" style:family="paragraph">
      <style:paragraph-properties fo:text-align="center" fo:margin-bottom="0in" fo:line-height="100%"/>
    </style:style>
    <style:style style:name="T3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FF" fo:font-size="18pt" style:font-size-asian="18pt" style:font-size-complex="18pt" style:language-asian="fr" style:country-asian="FR"/>
    </style:style>
    <style:style style:name="T3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FF" fo:font-size="18pt" style:font-size-asian="18pt" style:font-size-complex="18pt" style:language-asian="fr" style:country-asian="FR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808080" fo:font-size="10pt" style:font-size-asian="10pt" style:font-size-complex="10pt" style:language-asian="fr" style:country-asian="FR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Policepardéfaut" style:family="text">
      <style:text-properties style:font-name="Arial" style:font-name-asian="Times New Roman" style:font-name-complex="Arial" fo:color="#6E6E6E" fo:font-size="12pt" style:font-size-asian="12pt" style:font-size-complex="12pt" style:language-asian="fr" style:country-asian="FR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Policepardéfaut" style:family="text">
      <style:text-properties style:font-name="Arial" style:font-name-asian="Times New Roman" style:font-name-complex="Arial" fo:color="#6E6E6E" fo:font-size="12pt" style:font-size-asian="12pt" style:font-size-complex="12pt" style:language-asian="fr" style:country-asian="FR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Policepardéfaut" style:family="text">
      <style:text-properties style:font-name="Arial" style:font-name-asian="Times New Roman" style:font-name-complex="Arial" fo:color="#6E6E6E" fo:font-size="7.5pt" style:font-size-asian="7.5pt" style:font-size-complex="7.5pt" style:language-asian="fr" style:country-asian="FR"/>
    </style:style>
    <style:style style:name="T40" style:parent-style-name="Policepardéfaut" style:family="text">
      <style:text-properties style:font-name="Arial" style:font-name-asian="Times New Roman" style:font-name-complex="Arial" fo:color="#6E6E6E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text-align="center" fo:margin-bottom="0in" fo:line-height="100%"/>
    </style:style>
    <style:style style:name="T42" style:parent-style-name="Policepardéfaut" style:family="text">
      <style:text-properties style:font-name="Arial" style:font-name-asian="Times New Roman" style:font-name-complex="Arial" fo:color="#6E6E6E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fo:text-align="center" fo:margin-bottom="0in" fo:line-height="100%"/>
    </style:style>
    <style:style style:name="T44" style:parent-style-name="Policepardéfaut" style:family="text">
      <style:text-properties style:font-name="Arial" style:font-name-asian="Times New Roman" style:font-name-complex="Arial" fo:color="#808080" fo:font-size="18pt" style:font-size-asian="18pt" style:font-size-complex="18pt" style:language-asian="fr" style:country-asian="FR"/>
    </style:style>
    <style:style style:name="T45" style:parent-style-name="Policepardéfaut" style:family="text">
      <style:text-properties style:font-name="Arial" style:font-name-asian="Times New Roman" style:font-name-complex="Arial" fo:color="#0000FF" fo:font-size="13.5pt" style:font-size-asian="13.5pt" style:font-size-complex="13.5pt" style:language-asian="fr" style:country-asian="FR"/>
    </style:style>
    <style:style style:name="P46" style:parent-style-name="Normal" style:family="paragraph">
      <style:paragraph-properties fo:text-align="center" fo:margin-top="0.0694in" fo:margin-bottom="0.0694in" fo:line-height="100%"/>
    </style:style>
    <style:style style:name="T4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6E6E6E" fo:font-size="18pt" style:font-size-asian="18pt" style:font-size-complex="18pt" style:language-asian="fr" style:country-asian="FR"/>
    </style:style>
    <style:style style:name="P48" style:parent-style-name="Normal" style:family="paragraph">
      <style:paragraph-properties fo:text-align="center" fo:margin-bottom="0in" fo:line-height="100%"/>
    </style:style>
    <style:style style:name="T4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000FF" fo:font-size="18pt" style:font-size-asian="18pt" style:font-size-complex="18pt" style:language-asian="fr" style:country-asian="FR"/>
    </style:style>
    <style:style style:name="P50" style:parent-style-name="Normal" style:family="paragraph">
      <style:paragraph-properties fo:text-align="center" fo:margin-bottom="0in" fo:line-height="100%"/>
    </style:style>
    <style:style style:name="T5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FF8000" fo:font-size="10pt" style:font-size-asian="10pt" style:font-size-complex="10pt" style:language-asian="fr" style:country-asian="FR"/>
    </style:style>
    <style:style style:name="T5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808080" fo:font-size="10pt" style:font-size-asian="10pt" style:font-size-complex="10pt" style:language-asian="fr" style:country-asian="FR"/>
    </style:style>
    <style:style style:name="T5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P55" style:parent-style-name="Normal" style:family="paragraph">
      <style:paragraph-properties fo:text-align="center" fo:margin-bottom="0in" fo:line-height="100%"/>
    </style:style>
    <style:style style:name="T5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808080" fo:font-size="10pt" style:font-size-asian="10pt" style:font-size-complex="10pt" style:language-asian="fr" style:country-asian="FR"/>
    </style:style>
    <style:style style:name="T57" style:parent-style-name="Policepardéfaut" style:family="text"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6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P6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fo:font-size="12pt" style:font-size-asian="12pt" style:font-size-complex="12pt" style:language-asian="fr" style:country-asian="FR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4">
      <style:graphic-properties draw:fill="none" draw:stroke="none"/>
    </style:style>
  </office:automatic-styles>
  <office:body>
    <office:text text:use-soft-page-breaks="true">
      <text:p text:style-name="P1">J’ai reçu dans ma boite courriel la pub suivante :</text:p>
      <text:p text:style-name="P2"/>
      <text:p text:style-name="P3"><text:span text:style-name="T4">Une experience unique et exceptionnelle avec</text:span></text:p>
      <text:p text:style-name="P5"><text:span text:style-name="T6">MENTALPESP</text:span><text:span text:style-name="T7">OR</text:span><text:span text:style-name="T8">T F</text:span><text:span text:style-name="T9">OR</text:span><text:span text:style-name="T10">MATION</text:span></text:p>
      <text:p text:style-name="P11"><text:span text:style-name="T12"><draw:custom-shape svg:x="0in" svg:y="0in" svg:width="0.32986in" svg:height="0.32986in" draw:id="id0" draw:style-name="a0" draw:name="AutoShape 8" text:anchor-type="as-char"><svg:title/><svg:desc>Seminaire MENTALPESPORT au Venzuela chez les indiens Waraos 0033 (0)6 522 77 588</svg:desc><draw:enhanced-geometry draw:type="non-primitive" svg:viewBox="0 0 21600 21600" draw:enhanced-path="M 0 0 L 21600 0 21600 21600 0 21600 Z N"/></draw:custom-shape></text:span></text:p>
      <text:p text:style-name="P13"><text:span text:style-name="T14">Seminaire/formation sur les strategies, techniques et outils de la<text:s/></text:span></text:p>
      <text:p text:style-name="P15"><text:span text:style-name="T16">Preparation Mentale des Sportifs de haut niveau<text:s/></text:span></text:p>
      <text:p text:style-name="P17"><text:span text:style-name="T18">chez les indiens WARAOS au Venezuela<text:s/></text:span></text:p>
      <text:p text:style-name="P19"><text:span text:style-name="T20">avec</text:span></text:p>
      <text:p text:style-name="P21"><text:span text:style-name="T22">Loic GOUZERH MENTALPESP</text:span><text:span text:style-name="T23">OR</text:span><text:span text:style-name="T24">T</text:span></text:p>
      <text:p text:style-name="P25"><text:span text:style-name="T26">Expert en Preparation Mentale des Sportifs de haut niveau</text:span></text:p>
      <text:p text:style-name="P27"><text:span text:style-name="T28">4 au 10 mai 2013 7 jours/6 nuits</text:span></text:p>
      <text:p text:style-name="P29"><text:span text:style-name="T30"><draw:custom-shape svg:x="0in" svg:y="0in" svg:width="1.30208in" svg:height="0.82986in" draw:id="id1" draw:style-name="a1" draw:name="AutoShape 9" text:anchor-type="as-char"><svg:title/><svg:desc>Tucaya le specialiste du Venezuela</svg:desc><draw:enhanced-geometry draw:type="non-primitive" svg:viewBox="0 0 21600 21600" draw:enhanced-path="M 0 0 L 21600 0 21600 21600 0 21600 Z N"/></draw:custom-shape></text:span><text:span text:style-name="T31"><draw:custom-shape svg:x="0in" svg:y="0in" svg:width="0.48125in" svg:height="0.67917in" draw:id="id2" draw:style-name="a2" draw:name="AutoShape 10" text:anchor-type="as-char"><svg:title/><svg:desc>Recommande par PETIT FUTE 2011</svg:desc><draw:enhanced-geometry draw:type="non-primitive" svg:viewBox="0 0 21600 21600" draw:enhanced-path="M 0 0 L 21600 0 21600 21600 0 21600 Z N"/></draw:custom-shape></text:span></text:p>
      <text:p text:style-name="P32"><text:span text:style-name="T33">une collaboration TUCAYA Venezuela</text:span></text:p>
      <text:p text:style-name="P34"><text:span text:style-name="T35">Pour les particuliers et groupes constitues, decideurs en entreprises, sportif, entraineurs et clubs/equipes, etudiants, TPE/PME,<text:s/></text:span></text:p>
      <text:p text:style-name="P36"><text:span text:style-name="T37">reseaux de chefs d'entreprises, comites de directions, commerciaux, professions liberales, etudiants, centre de formation...</text:span></text:p>
      <text:p text:style-name="P38"><text:span text:style-name="T39"><text:line-break/></text:span><text:span text:style-name="T40">Dans les metiers du medical, de la pharmacie, de la joaillerie, du luxe, de la banque, de l'assurance, du sport,<text:s/></text:span></text:p>
      <text:p text:style-name="P41"><text:span text:style-name="T42">de l'informatique, de la communication, de l'hotellerie, de l'automobile, grande distribution...</text:span></text:p>
      <text:p text:style-name="P43"><text:span text:style-name="T44"><text:line-break/></text:span><text:span text:style-name="T45"><draw:custom-shape svg:x="0in" svg:y="0in" svg:width="0.32986in" svg:height="0.32986in" draw:id="id3" draw:style-name="a3" draw:name="AutoShape 11" text:anchor-type="as-char"><svg:title/><svg:desc>Des rencontres exceptionnelles et des enseignements de qualité</svg:desc><draw:enhanced-geometry draw:type="non-primitive" svg:viewBox="0 0 21600 21600" draw:enhanced-path="M 0 0 L 21600 0 21600 21600 0 21600 Z N"/></draw:custom-shape></text:span></text:p>
      <text:p text:style-name="P46"><text:span text:style-name="T47">Objectifs, programme, contenu de la formation, sejour...<text:s/></text:span></text:p>
      <text:p text:style-name="P48"><text:span text:style-name="T49"><draw:custom-shape svg:x="0in" svg:y="0in" svg:width="0.32986in" svg:height="0.32986in" draw:id="id4" draw:style-name="a4" draw:name="AutoShape 12" text:anchor-type="as-char"><svg:title/><svg:desc>Plus d'infos</svg:desc><draw:enhanced-geometry draw:type="non-primitive" svg:viewBox="0 0 21600 21600" draw:enhanced-path="M 0 0 L 21600 0 21600 21600 0 21600 Z N"/></draw:custom-shape></text:span></text:p>
      <text:p text:style-name="P50"><text:span text:style-name="T51">Prestation MENTALPESPORT 990 € avec<text:s/></text:span><text:span text:style-name="T52">gratuite sous conditions de parrainage</text:span><text:span text:style-name="T53"><text:line-break/></text:span><text:span text:style-name="T54">Prestations hebergement/nourriture/transports et transferts avions sur place a partir de 1275 €</text:span></text:p>
      <text:p text:style-name="P55"><text:span text:style-name="T56">Avion metropole/Venezuela AR a partir de 600 € (nous consulter pour bon plan)</text:span><text:span text:style-name="T57"><text:s/></text:span></text:p>
      <text:p text:style-name="P58">Arnaque ou pas?</text:p>
      <text:p text:style-name="P59">Je ne le sais pas...</text:p>
      <text:p text:style-name="P60">Perso je trouve<text:s/><text:s/>cette pub<text:s/>un peu<text:s/>« bricolée »!</text:p>
      <text:p text:style-name="P61">Ce que je peux en dire, oui le “mental” compte pour beaucoup dans la performance mais aussi dans notre vie de tous les jours, mais serions-nous des incapables au point de suivre une formation chez des indiens?</text:p>
      <text:p text:style-name="P62">Il y a bien d’autres choses qui passent avant, et en matière de course à pied, l’entraînement.</text:p>
      <text:p text:style-name="P63">Maintenant si vous vouliez aller voir les belles indiennes et le formateurs experts n’hésitez pas, mais passez d’abord par la case banquier :2865€ pour une semaine!</text:p>
      <text:p text:style-name="P64">Waouh!</text:p>
      <text:p text:style-name="P65"><text:bookmark-start text:name="_GoBack"/><text:bookmark-end text:name="_GoBack"/>J’aurais dû être préparateur mental..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un</meta:initial-creator>
    <dc:creator>brun</dc:creator>
    <meta:creation-date>2013-01-25T17:26:00Z</meta:creation-date>
    <dc:date>2013-01-25T17:32:00Z</dc:date>
    <meta:template xlink:href="Normal" xlink:type="simple"/>
    <meta:editing-cycles>3</meta:editing-cycles>
    <meta:editing-duration>PT360S</meta:editing-duration>
    <meta:document-statistic meta:page-count="1" meta:paragraph-count="3" meta:word-count="280" meta:character-count="1819" meta:row-count="12" meta:non-whitespace-character-count="1542"/>
  </office:meta>
</office:document-meta>
</file>